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left="0.4016in" fo:margin-right="0in" fo:margin-top="0in" fo:margin-bottom="0.0835in" loext:contextual-spacing="false" fo:text-indent="-0.4016in" style:auto-text-indent="false" style:page-number="auto"/>
      <style:text-properties fo:font-size="12pt" fo:font-weight="normal" style:font-size-asian="12pt" style:font-weight-asian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0daca0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 style:list-style-name="WW8Num2"/>
    <style:style style:name="P10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/>
      <style:text-properties fo:text-transform="uppercase" style:font-name="Times New Roman" style:font-name-complex="Times New Roman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style:font-name-complex="Times New Roman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17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8pt" style:font-size-asian="8pt" style:font-name-complex="Times New Roman" style:font-size-complex="8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text-align="end" style:justify-single-word="false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size="12pt" fo:font-weight="normal" style:font-size-asian="12pt" style:font-weight-asian="normal"/>
    </style:style>
    <style:style style:name="T2" style:family="text">
      <style:text-properties fo:text-transform="uppercase"/>
    </style:style>
    <style:style style:name="T3" style:family="text">
      <style:text-properties fo:text-transform="uppercase" style:font-name="Times New Roman" style:font-name-complex="Times New Roman"/>
    </style:style>
    <style:style style:name="T4" style:family="text">
      <style:text-properties fo:text-transform="uppercase" style:font-name="Times New Roman" style:font-name-complex="Times New Roman" style:font-weight-complex="bold"/>
    </style:style>
    <style:style style:name="T5" style:family="text">
      <style:text-properties fo:text-transform="uppercase" style:font-name="Times New Roman" style:font-name-asian="Times New Roman" style:font-name-complex="Times New Roman" style:font-weight-complex="bold"/>
    </style:style>
    <style:style style:name="T6" style:family="text">
      <style:text-properties fo:text-transform="uppercase" style:font-weight-complex="bold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officeooo:rsid="000a3ad7" style:font-name-complex="Times New Roman"/>
    </style:style>
    <style:style style:name="T9" style:family="text">
      <style:text-properties style:font-name="Times New Roman" officeooo:rsid="000d21ea" style:font-name-complex="Times New Roman"/>
    </style:style>
    <style:style style:name="T10" style:family="text">
      <style:text-properties style:font-name="Times New Roman" fo:font-size="8pt" style:font-size-asian="8pt" style:font-name-complex="Times New Roman" style:font-size-complex="8pt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officeooo:rsid="000d21ea" style:font-name-asian="Times New Roman" style:font-name-complex="Times New Roman"/>
    </style:style>
    <style:style style:name="T14" style:family="text">
      <style:text-properties style:font-name-asian="Times New Roman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0a3ad7"/>
    </style:style>
    <style:style style:name="T17" style:family="text">
      <style:text-properties officeooo:rsid="000d21ea"/>
    </style:style>
    <style:style style:name="T18" style:family="text">
      <style:text-properties style:font-name="Times New Roman" fo:font-weight="normal" officeooo:rsid="00078a3f" style:font-weight-asian="normal" style:font-weight-complex="normal"/>
    </style:style>
    <style:style style:name="T19" style:family="text">
      <style:text-properties officeooo:rsid="000daca0"/>
    </style:style>
    <text:list-style style:name="L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МИНОБРНАУКИ РОССИИ</text:h>
      <text:p text:style-name="P10"><text:span text:style-name="T3">ФЕДЕРАЛЬНОЕ Государственное автономНОЕ образовательное учреждение </text:span></text:p>
      <text:p text:style-name="P11">высшего образования</text:p>
      <text:p text:style-name="P2"><text:span text:style-name="T5"><text:s/></text:span><text:span text:style-name="T4">«Новосибирский НАЦИОНАЛЬНЫЙ ИССЛЕДОВАТЕЛЬСКИЙ государственный университет» (нОВОСИБИРСКИЙ ГОСУДАРСТВЕННЫЙ УНИВЕРСИТЕТ, НГУ)</text:span></text:p>
      <text:p text:style-name="P3">Факультет информационных технологий</text:p>
      <text:p text:style-name="P15">Кафедра <text:span text:style-name="T16">параллельных <text:s/>вычисления</text:span></text:p>
      <text:p text:style-name="P16">(название кафедры)</text:p>
      <text:list xml:id="list1853004361947670293" text:style-name="WW8Num2">
        <text:list-item>
          <text:p text:style-name="P9"><text:span text:style-name="T7">Направление подготовки</text:span><text:span text:style-name="T3">: 09.04.01 Информатика и вычислительная техника</text:span></text:p>
        </text:list-item>
        <text:list-item>
          <text:p text:style-name="P9"><text:span text:style-name="T7">Магистерская программа:</text:span><text:span text:style-name="T8"> высокопроизводительные вычислительные системы</text:span></text:p>
        </text:list-item>
      </text:list>
      <text:p text:style-name="P4">УТВЕРЖДАЮ</text:p>
      <text:p text:style-name="P13">Зав. Кафедрой <text:span text:style-name="T17">Малышкин В. Э.</text:span></text:p>
      <text:p text:style-name="P17">(фамилия, И., О.)</text:p>
      <text:p text:style-name="P13"><text:span text:style-name="T14">…………………</text:span>.</text:p>
      <text:p text:style-name="P19"><text:span text:style-name="T10">(подпись, МП)</text:span></text:p>
      <text:p text:style-name="P17">«……»……………………………20…г.</text:p>
      <text:p text:style-name="P7">ЗАДАНИЕ</text:p>
      <text:p text:style-name="P2"><text:span text:style-name="T11">НА МАГИСТЕРСКУЮ ДИССЕРТАЦИЮ</text:span></text:p>
      <text:p text:style-name="P20"><text:span text:style-name="T7">Студенту </text:span><text:span text:style-name="T9">Зайцеву Вадим Евгеньевичу</text:span></text:p>
      <text:p text:style-name="P16">(фамилия, имя, отчество)</text:p>
      <text:p text:style-name="P14">Тема: <text:span text:style-name="T17">Параллельный алгоритм построения остовного дерева для больших графов на мультипроцессоре</text:span></text:p>
      <text:p text:style-name="P18"><text:span text:style-name="T10">(полное название темы магистерской диссертации)</text:span></text:p>
      <text:p text:style-name="P6">Исходные данные (или цель работы): <text:span text:style-name="T18">получение параллельного алгоритма построения минимального остовного дерева, обладающего хорошей масштабируемость и высокой производительностью на больших разреженных графах на вычислителях с общей памятью с ccNUMA архитектурой.</text:span></text:p>
      <text:p text:style-name="P5">Структурные части работы: <text:span text:style-name="T19">Исследование существующих последовательных алгоритмов, исследование способов распараллеливания последовательных алгоритмов, получение реализаций параллельных алгоритмов, оптимизация полученных реализация для получения максимальной эффективности и масштабируемости.</text:span></text:p>
      <text:p text:style-name="P5"/>
      <text:p text:style-name="P12"><text:span text:style-name="T7">Научный руководитель <text:s text:c="77"/>Задание принял к исполнению</text:span></text:p>
      <text:p text:style-name="P12"><text:span text:style-name="T7">должность, место работы, <text:s text:c="61"/></text:span><text:span text:style-name="T9">Зайцев Вадим Евгеньевич</text:span><text:span text:style-name="T7">/………….. <text:s text:c="27"/></text:span></text:p>
      <text:p text:style-name="P12"><text:span text:style-name="T7">ученая степень, звание <text:s text:c="79"/></text:span><text:span text:style-name="T10">(ФИО студента) / (подпись)</text:span></text:p>
      <text:p text:style-name="P12"><text:span text:style-name="T13">Калгин К. В. </text:span><text:span text:style-name="T7">/ ………….. <text:s text:c="79"/>«…»…………………20…г.</text:span></text:p>
      <text:p text:style-name="P12"><text:span text:style-name="T10">(фамилия , И., О.) / (подпись)</text:span></text:p>
      <text:p text:style-name="P12"><text:span text:style-name="T7">«…»…………………20…г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" style:display-name="Стандартный HTML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caaieiaie_20_2" style:display-name="caaieiaie 2" style:family="paragraph" style:parent-style-name="Standard" style:next-style-name="Standard" style:list-style-name="WW8Num1">
      <style:paragraph-properties fo:margin-left="0in" fo:margin-right="0in" fo:margin-top="0in" fo:margin-bottom="0.1665in" loext:contextual-spacing="false" fo:line-height="200%" fo:orphans="0" fo:widows="0" fo:text-indent="0in" style:auto-text-indent="false" fo:keep-with-next="always">
        <style:tab-stops>
          <style:tab-stop style:position="0.3in"/>
          <style:tab-stop style:position="0.5in"/>
          <style:tab-stop style:position="0.6in"/>
          <style:tab-stop style:position="0.9in"/>
          <style:tab-stop style:position="1in"/>
          <style:tab-stop style:position="1.2in"/>
          <style:tab-stop style:position="1.3in"/>
          <style:tab-stop style:position="1.5in"/>
          <style:tab-stop style:position="1.7in"/>
          <style:tab-stop style:position="1.8in"/>
          <style:tab-stop style:position="1.9in"/>
          <style:tab-stop style:position="2.1in"/>
          <style:tab-stop style:position="2.6in"/>
          <style:tab-stop style:position="2.7in"/>
          <style:tab-stop style:position="3.3in"/>
          <style:tab-stop style:position="4.1in"/>
          <style:tab-stop style:position="4.2in"/>
          <style:tab-stop style:position="4.6in"/>
          <style:tab-stop style:position="5.9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text-transform="uppercas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339933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submenu-table" style:family="text" style:parent-style-name="Основной_20_шрифт_20_абзаца"/>
    <style:style style:name="butback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4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4791in" fo:margin-left="0.728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4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4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1.9984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4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4984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атьяна</meta:initial-creator>
    <meta:creation-date>2015-05-27T20:30:00</meta:creation-date>
    <dc:date>2015-06-09T14:55:35.489391747</dc:date>
    <meta:print-date>2015-03-16T09:45:00</meta:print-date>
    <meta:editing-cycles>6</meta:editing-cycles>
    <meta:editing-duration>PT8M27S</meta:editing-duration>
    <meta:generator>LibreOffice/4.4.2.2$Linux_X86_64 LibreOffice_project/40m0$Build-2</meta:generator>
    <meta:document-statistic meta:table-count="0" meta:image-count="0" meta:object-count="0" meta:page-count="1" meta:paragraph-count="29" meta:word-count="166" meta:character-count="1890" meta:non-whitespace-character-count="1427"/>
  </office:meta>
</office:document-meta>
</file>